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Definition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Definition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RegistryImpl.create( NodeTypeStorage storage , NamespaceRegistry ns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RegistryImpl.internalRegister( Map def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RegistryImpl.isRegistered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registerNodeType( QNodeTypeDefinition nt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Definition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internalUnregister( Collection n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RegistryImpl.notifyReRegistered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RegistryImpl.removeListener( NodeTypeRegistr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Map.getDependentNodeTypes( Name node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RegistryImpl.internalUnregister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TypeDefinition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RegistryImpl.getRegister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DefinitionMap.updateInternalMap( Iterator defin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Impl.getEffectiveNodeType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notifyUnregistered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Definition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Registry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RegistryImpl.notifyRegistered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RegistryImpl.addListener( NodeTypeRegistry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Impl.unregisterNodeType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gistryImpl.internalRegister( QNodeTypeDefinition ntd , EffectiveNodeType 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TypeRegistryImpl.getNodeTypeDefinition(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RegistryImpl.getEffectiveNodeType( Name [ ] ntNames , Map ntd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getEffectiveNodeType( Name [ ]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reregisterNodeType( QNodeTypeDefinition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RegistryImpl.getEffectiveNodeType( Name ntName , EffectiveNodeTypeCache entCache , Map ntd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Definition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RegistryImpl.dump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RegistryImpl.getEffectiveNodeType( QNodeTypeDefinition ntd , Map ntdMap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NodeTypeRegistryImpl.registerNodeTypes( Collection ntDe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RegistryImpl.getEffectiveNodeType( Name [ ] ntNames , EffectiveNodeTypeCache entCache , Map ntdCach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odeTypeDefinitio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gistryImpl.NodeTypeRegistryImpl( NodeTypeStorage storage , NamespaceRegistry ns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RegistryImpl.unregisterNodeTypes( Collection nodeType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Definition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TypeDefinitionMap.dump( PrintStream p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9">
            <text:p text:style-name="Table_20_Contents"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